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officeooo:rsid="000c4fee" officeooo:paragraph-rsid="000c4fee"/>
    </style:style>
    <style:style style:name="P2" style:family="paragraph" style:parent-style-name="Heading_20_3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c4fee" officeooo:paragraph-rsid="000c4fee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Arial" officeooo:rsid="000a6fda" officeooo:paragraph-rsid="000a6fda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Arial" officeooo:rsid="000a6fda" officeooo:paragraph-rsid="000a6fda" fo:background-color="#ffff00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a6fda" officeooo:paragraph-rsid="000a6fda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0a6fda" officeooo:paragraph-rsid="000a6fda" fo:background-color="#ffff00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c4fee" officeooo:paragraph-rsid="000c4fee"/>
    </style:style>
    <style:style style:name="P10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officeooo:rsid="000a6fda" officeooo:paragraph-rsid="000a6fda"/>
    </style:style>
    <style:style style:name="P11" style:family="paragraph" style:parent-style-name="Standard">
      <style:paragraph-properties fo:text-align="justify" style:justify-single-word="false"/>
      <style:text-properties style:font-name="Arial" style:text-underline-style="none" officeooo:rsid="000c4fee" officeooo:paragraph-rsid="000c4fee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c4fee" officeooo:paragraph-rsid="000c4fee"/>
    </style:style>
    <style:style style:name="P13" style:family="paragraph" style:parent-style-name="Text_20_body">
      <style:paragraph-properties fo:text-align="justify" style:justify-single-word="false"/>
      <style:text-properties style:font-name="Arial"/>
    </style:style>
    <style:style style:name="P14" style:family="paragraph" style:parent-style-name="Text_20_body">
      <style:paragraph-properties fo:text-align="justify" style:justify-single-word="false" fo:break-before="page"/>
      <style:text-properties style:font-name="Arial"/>
    </style:style>
    <style:style style:name="P15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8" style:family="paragraph" style:parent-style-name="Text_20_body" style:list-style-name="L2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2pt" fo:font-weight="normal" officeooo:rsid="000c4fee" style:font-size-asian="12pt" style:font-weight-asian="normal" style:font-size-complex="12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c4fee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c4fee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fo:background-color="#ffff00" loext:char-shading-value="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c4fee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arn from - “Linux Shell Scripting</text:p>
      <text:p text:style-name="P5">Cookbook</text:p>
      <text:p text:style-name="P5">Second Edition”</text:p>
      <text:p text:style-name="P7"/>
      <text:p text:style-name="P6">Day-1 <text:span text:style-name="T2">(SEP 12, 2024)</text:span></text:p>
      <text:p text:style-name="P7"/>
      <text:p text:style-name="P8">Introduction</text:p>
      <text:p text:style-name="P7"/>
      <text:p text:style-name="P7">When a terminal is opened, a prompt is available which usually has the following format:</text:p>
      <text:p text:style-name="P7">username@hostname<text:span text:style-name="T1">$</text:span> Or root@hostname <text:span text:style-name="T1"># </text:span>( $ or #)</text:p>
      <text:p text:style-name="P7">($ represents regular users and # represents the administrative user root. Root is the most</text:p>
      <text:p text:style-name="P7">privileged user in a Linux system.)</text:p>
      <text:p text:style-name="P7"/>
      <text:p text:style-name="P7">Note: Bad idea to use the shell as root user because typing error make the shell damaged</text:p>
      <text:p text:style-name="P7"/>
      <text:p text:style-name="P9">Shell Script</text:p>
      <text:p text:style-name="P11">A shell script is a text file that typically begins with a shebang, as follows:</text:p>
      <text:p text:style-name="P11">#!/bin/bash </text:p>
      <text:p text:style-name="P4"><text:span text:style-name="T3">In the shebang line </text:span><text:span text:style-name="Source_20_Text"><text:span text:style-name="T3">#!/bin/bash</text:span></text:span><text:span text:style-name="T3">, </text:span><text:span text:style-name="Source_20_Text"><text:span text:style-name="T3">#!</text:span></text:span><text:span text:style-name="T3"> is the prefix, and </text:span><text:span text:style-name="Source_20_Text"><text:span text:style-name="T3">/bin/bash</text:span></text:span><text:span text:style-name="T3"> is the </text:span><text:span text:style-name="Strong_20_Emphasis"><text:span text:style-name="T3">interpreter path</text:span></text:span><text:span text:style-name="T3"> that tells the system where to find the </text:span><text:span text:style-name="Source_20_Text"><text:span text:style-name="T3">bash</text:span></text:span><text:span text:style-name="T3"> interpreter to run the script.</text:span></text:p>
      <text:p text:style-name="P10"/>
      <text:p text:style-name="P12">(Extra</text:p>
      <text:h text:style-name="P1" text:outline-level="3"><text:span text:style-name="T4">1. </text:span><text:span text:style-name="Strong_20_Emphasis"><text:span text:style-name="T4">Prefix</text:span></text:span><text:span text:style-name="T4">:</text:span></text:h>
      <text:p text:style-name="P3"><text:span text:style-name="T4">A prefix is something that comes </text:span><text:span text:style-name="Strong_20_Emphasis"><text:span text:style-name="T4">before</text:span></text:span><text:span text:style-name="T4"> something else. In the case of the shebang (</text:span><text:span text:style-name="Source_20_Text"><text:span text:style-name="T4">#!</text:span></text:span><text:span text:style-name="T4">), the </text:span><text:span text:style-name="Source_20_Text"><text:span text:style-name="T4">#!</text:span></text:span><text:span text:style-name="T4"> is the </text:span><text:span text:style-name="Strong_20_Emphasis"><text:span text:style-name="T4">prefix</text:span></text:span><text:span text:style-name="T4"> that comes before the path to the interpreter.</text:span></text:p>
      <text:h text:style-name="P2" text:outline-level="3"><text:span text:style-name="T4">2. </text:span><text:span text:style-name="Strong_20_Emphasis"><text:span text:style-name="T4">Interpreter</text:span></text:span><text:span text:style-name="T4">:</text:span></text:h>
      <text:p text:style-name="P3"><text:span text:style-name="T6">An </text:span><text:span text:style-name="Strong_20_Emphasis"><text:span text:style-name="T6">interpreter</text:span></text:span><text:span text:style-name="T6"> is a program that reads and runs code</text:span><text:span text:style-name="T4"> (like a script). Different interpreters run different kinds of scripts. For example:</text:span></text:p>
      <text:list text:style-name="L1">
        <text:list-item>
          <text:p text:style-name="P15"><text:span text:style-name="Strong_20_Emphasis"><text:span text:style-name="T4">bash</text:span></text:span><text:span text:style-name="T4"> is an interpreter for shell scripts.</text:span></text:p>
        </text:list-item>
        <text:list-item>
          <text:p text:style-name="P16"><text:span text:style-name="Strong_20_Emphasis"><text:span text:style-name="T4">python</text:span></text:span><text:span text:style-name="T4"> is an interpreter for Python scripts.</text:span></text:p>
        </text:list-item>
      </text:list>
      <text:h text:style-name="P2" text:outline-level="3"><text:span text:style-name="T4">3. </text:span><text:span text:style-name="Strong_20_Emphasis"><text:span text:style-name="T4">Interpreter Path</text:span></text:span><text:span text:style-name="T4">:</text:span></text:h>
      <text:p text:style-name="P3"><text:span text:style-name="T4">The </text:span><text:span text:style-name="Strong_20_Emphasis"><text:span text:style-name="T4">interpreter path</text:span></text:span><text:span text:style-name="T4"> is the location where the interpreter program is installed on your computer. For example:</text:span></text:p>
      <text:list text:style-name="L2">
        <text:list-item>
          <text:p text:style-name="P17"><text:span text:style-name="Source_20_Text"><text:span text:style-name="T4">/bin/bash</text:span></text:span><text:span text:style-name="T4"> is the path to the bash interpreter.</text:span></text:p>
        </text:list-item>
        <text:list-item>
          <text:p text:style-name="P18"><text:span text:style-name="Source_20_Text"><text:span text:style-name="T4">/usr/bin/python</text:span></text:span><text:span text:style-name="T4"> is the path to the Python interpreter</text:span><text:span text:style-name="T5">)</text:span></text:p>
        </text:list-item>
      </text:list>
      <text:p text:style-name="P19">When a shell is started, it initially executes a set of commands to define various settings such as prompt text, colors, and much more. This set of commands are read from a shell script at ~/.bashrc (or ~/.bash_profile for login shells) located in the home directory of the user. The Bash shell also maintains a history of commands run by the user. It is available in the ~/.bash_history file.</text:p>
      <text:p text:style-name="P3"><text:span text:style-name="T5"/></text:p>
      <text:p text:style-name="P3"><text:span text:style-name="T5"/></text:p>
      <text:p text:style-name="P3"><text:span text:style-name="T5"/></text:p>
      <text:p text:style-name="P13"><text:soft-page-break/><text:span text:style-name="T7">In Bash, each command or command sequence is delimited by using a semicolon or a new</text:span></text:p>
      <text:p text:style-name="P19">line. For example:</text:p>
      <text:p text:style-name="P19">$ cmd1 ; cmd2</text:p>
      <text:p text:style-name="P19">This is equivalent to:</text:p>
      <text:p text:style-name="P19">$ cmd1</text:p>
      <text:p text:style-name="P19">$ cmd2</text:p>
      <text:p text:style-name="P19">Finally, the # character is used to denote the beginning of unprocessed comments.</text:p>
      <text:p text:style-name="P19">A comment section starts with # and proceeds up to the end of that line. The comment lines are most often used to provide comments about the code in the file or to stop a line of code from being executed.</text:p>
      <text:p text:style-name="P14"><text:span text:style-name="T7"/></text:p>
      <text:p text:style-name="P12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8:42:21.081377619</meta:creation-date>
    <meta:generator>LibreOffice/24.2.5.2$Linux_X86_64 LibreOffice_project/420$Build-2</meta:generator>
    <dc:date>2024-09-12T10:04:38.239847136</dc:date>
    <meta:editing-duration>PT1H13M34S</meta:editing-duration>
    <meta:editing-cycles>3</meta:editing-cycles>
    <meta:document-statistic meta:table-count="0" meta:image-count="0" meta:object-count="0" meta:page-count="3" meta:paragraph-count="34" meta:word-count="386" meta:character-count="2176" meta:non-whitespace-character-count="1827"/>
  </office:meta>
</office:document-meta>
</file>